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efficient?</text:p>
      <text:p text:style-name="Standard"><text:tab/>Make “random-keys” assumption:</text:p>
      <text:p text:style-name="Standard"><text:tab/><text:tab/>Assume keys are inserted in random order..</text:p>
      <text:p text:style-name="Standard"><text:tab/><text:tab/>If so, tree is ''balanced” <text:s/>– On average, distance from root to leaf <text:s/>~=log n.</text:p>
      <text:p text:style-name="Standard"><text:tab/><text:tab/><text:tab/>insertion , search, deletion – all ~=log n (on average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250<text:tab/>ISN<text:tab/>20121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0-15T11:04:36</meta:creation-date>
    <dc:date>2012-10-15T11:26:34</dc:date>
    <dc:creator>Braden Licastro</dc:creator>
    <meta:editing-duration>PT1M8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6" meta:word-count="40" meta:character-count="245" meta:non-whitespace-character-count="201"/>
  </office:meta>
</office:document-meta>
</file>